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ef3aec"/>
    </style:style>
    <style:style style:name="P5" style:family="paragraph" style:parent-style-name="Standard" style:list-style-name="L1">
      <style:text-properties officeooo:paragraph-rsid="06e88141"/>
    </style:style>
    <style:style style:name="P6" style:family="paragraph" style:parent-style-name="Standard" style:list-style-name="L1">
      <style:text-properties officeooo:paragraph-rsid="06eb1194"/>
    </style:style>
    <style:style style:name="P7" style:family="paragraph" style:parent-style-name="Standard" style:list-style-name="L1">
      <style:text-properties officeooo:paragraph-rsid="06f0f695"/>
    </style:style>
    <style:style style:name="P8" style:family="paragraph" style:parent-style-name="Standard" style:list-style-name="L1">
      <style:text-properties officeooo:paragraph-rsid="06fbe389"/>
    </style:style>
    <style:style style:name="P9" style:family="paragraph" style:parent-style-name="Standard" style:list-style-name="L1">
      <style:text-properties officeooo:paragraph-rsid="06fa63d3"/>
    </style:style>
    <style:style style:name="P10" style:family="paragraph" style:parent-style-name="Standard" style:list-style-name="L1">
      <style:text-properties officeooo:paragraph-rsid="06f42aa3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6fe6892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7053018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ea67a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eb119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f0f69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f42aa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fa63d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11pt" style:text-underline-style="none" fo:font-weight="bold" officeooo:rsid="06d9b4ab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11pt" style:text-underline-style="none" fo:font-weight="bold" officeooo:rsid="0700961f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bd69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f5e69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fe689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6fe6892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bold" officeooo:rsid="06fe6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color="#ff0000" style:text-line-through-style="none" style:text-line-through-type="none" style:font-name="DejaVu Sans" fo:font-size="9pt" style:text-underline-style="none" fo:font-weight="bold" officeooo:rsid="06fbe38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style:font-name="DejaVu Sans" officeooo:rsid="07053018" style:font-name-asian="Times New Roman1" style:font-weight-asian="normal" style:font-name-complex="Arial" style:font-weight-complex="normal" loext:padding="0cm" loext:border="none"/>
    </style:style>
    <style:style style:name="T26" style:family="text">
      <style:text-properties style:font-name="DejaVu Sans" fo:font-weight="bold" officeooo:rsid="07053018" style:font-name-asian="Times New Roman1" style:font-weight-asian="bold" style:font-name-complex="Arial" style:font-weight-complex="bold" loext:padding="0cm" loext:border="none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Snake </text:span></text:span><text:span text:style-name="Source_20_Text"><text:span text:style-name="T11">Ladder</text:span></text:span></text:p>
      <text:list xml:id="list9170435972146315256" text:style-name="L1">
        <text:list-item>
          <text:p text:style-name="P3"><text:span text:style-name="Source_20_Text"><text:span text:style-name="T18">problem stat</text:span></text:span><text:span text:style-name="Source_20_Text"><text:span text:style-name="T19">ement</text:span></text:span></text:p>
          <text:list>
            <text:list-item>
              <text:p text:style-name="P11"><text:span text:style-name="Source_20_Text"><text:span text:style-name="T17">What is a Snake Ladder game?</text:span></text:span></text:p>
              <text:p text:style-name="P11"><text:span text:style-name="Source_20_Text"><text:span text:style-name="T15">Snakes and Ladders is a game for </text:span></text:span><text:span text:style-name="Source_20_Text"><text:span text:style-name="T17">two or more players.</text:span></text:span><text:span text:style-name="Source_20_Text"><text:span text:style-name="T15"> It is played on a </text:span></text:span><text:span text:style-name="Source_20_Text"><text:span text:style-name="T17">game board with numbered, gridded squares.</text:span></text:span><text:span text:style-name="Source_20_Text"><text:span text:style-name="T15"> A number of </text:span></text:span><text:span text:style-name="Source_20_Text"><text:span text:style-name="T17">"ladders"</text:span></text:span><text:span text:style-name="Source_20_Text"><text:span text:style-name="T15"> and </text:span></text:span><text:span text:style-name="Source_20_Text"><text:span text:style-name="T17">"snakes"</text:span></text:span><text:span text:style-name="Source_20_Text"><text:span text:style-name="T15"> are pictured on the board, each connecting two specific board squares. The object of the game is to navigate </text:span></text:span><text:span text:style-name="Source_20_Text"><text:span text:style-name="T17">one's game piece,</text:span></text:span><text:span text:style-name="Source_20_Text"><text:span text:style-name="T15"> </text:span></text:span><text:span text:style-name="Source_20_Text"><text:span text:style-name="T17">according to die rolls,</text:span></text:span><text:span text:style-name="Source_20_Text"><text:span text:style-name="T15"> from the start (bottom square) to the finish (top square), </text:span></text:span><text:span text:style-name="Source_20_Text"><text:span text:style-name="T17">helped by climbing ladders</text:span></text:span><text:span text:style-name="Source_20_Text"><text:span text:style-name="T15"> but </text:span></text:span><text:span text:style-name="Source_20_Text"><text:span text:style-name="T17">hindered by falling down snakes.</text:span></text:span></text:p>
            </text:list-item>
            <text:list-item>
              <text:p text:style-name="P11"><text:span text:style-name="Source_20_Text"><text:span text:style-name="T13">Create a snake </text:span></text:span><text:span text:style-name="Source_20_Text"><text:span text:style-name="T14">ladder game</text:span></text:span><text:span text:style-name="Source_20_Text"><text:span text:style-name="T13">.</text:span></text:span></text:p>
            </text:list-item>
          </text:list>
        </text:list-item>
        <text:list-item>
          <text:p text:style-name="P3"><text:span text:style-name="Source_20_Text"><text:span text:style-name="T18">u</text:span></text:span><text:span text:style-name="Source_20_Text"><text:span text:style-name="T20">se cases</text:span></text:span></text:p>
          <text:list>
            <text:list-item>
              <text:p text:style-name="P12"><text:span text:style-name="Source_20_Text"><text:span text:style-name="T25">The game will be played on a </text:span></text:span><text:span text:style-name="Source_20_Text"><text:span text:style-name="T26">grid of fixed size.</text:span></text:span></text:p>
            </text:list-item>
            <text:list-item>
              <text:p text:style-name="P12"><text:span text:style-name="Source_20_Text"><text:span text:style-name="T25">Every player's game piece will </text:span></text:span><text:span text:style-name="Source_20_Text"><text:span text:style-name="T26">start</text:span></text:span><text:span text:style-name="Source_20_Text"><text:span text:style-name="T25"> from the first square.</text:span></text:span></text:p>
            </text:list-item>
            <text:list-item>
              <text:p text:style-name="P12"><text:span text:style-name="Source_20_Text"><text:span text:style-name="T25">Players will be able to move their piece according to the </text:span></text:span><text:span text:style-name="Source_20_Text"><text:span text:style-name="T26">value</text:span></text:span><text:span text:style-name="Source_20_Text"><text:span text:style-name="T25"> of the die roll.</text:span></text:span></text:p>
            </text:list-item>
            <text:list-item>
              <text:p text:style-name="P12"><text:span text:style-name="Source_20_Text"><text:span text:style-name="T25">Players will </text:span></text:span><text:span text:style-name="Source_20_Text"><text:span text:style-name="T26">have to navigate</text:span></text:span><text:span text:style-name="Source_20_Text"><text:span text:style-name="T25"> their dice from first square to the last square.</text:span></text:span></text:p>
            </text:list-item>
            <text:list-item>
              <text:p text:style-name="P12"><text:span text:style-name="Source_20_Text"><text:span text:style-name="T25">Ladders and snakes, both will connect to </text:span></text:span><text:span text:style-name="Source_20_Text"><text:span text:style-name="T26">two specific board squares.</text:span></text:span></text:p>
            </text:list-item>
            <text:list-item>
              <text:p text:style-name="P12"><text:span text:style-name="Source_20_Text"><text:span text:style-name="T25">Ladders will </text:span></text:span><text:span text:style-name="Source_20_Text"><text:span text:style-name="T26">help the players to jump</text:span></text:span><text:span text:style-name="Source_20_Text"><text:span text:style-name="T25"> from lower square to higher square while navigation.</text:span></text:span></text:p>
            </text:list-item>
            <text:list-item>
              <text:p text:style-name="P12"><text:span text:style-name="Source_20_Text"><text:span text:style-name="T25">Snakes will </text:span></text:span><text:span text:style-name="Source_20_Text"><text:span text:style-name="T26">hinder the players by transferring</text:span></text:span><text:span text:style-name="Source_20_Text"><text:span text:style-name="T25"> from higher square to lower square while navigation.</text:span></text:span></text:p>
            </text:list-item>
            <text:list-item>
              <text:p text:style-name="P12"><text:span text:style-name="Source_20_Text"><text:span text:style-name="T25">The player who reaches the </text:span></text:span><text:span text:style-name="Source_20_Text"><text:span text:style-name="T26">last square first</text:span></text:span><text:span text:style-name="Source_20_Text"><text:span text:style-name="T25"> will win the match.</text:span></text:span></text:p>
            </text:list-item>
          </text:list>
        </text:list-item>
        <text:list-item>
          <text:p text:style-name="P3"><text:span text:style-name="Source_20_Text"><text:span text:style-name="T20">identifying objects</text:span></text:span></text:p>
          <text:list>
            <text:list-item>
              <text:p text:style-name="P4"><text:span text:style-name="Source_20_Text"><text:span text:style-name="T3">Entity objects</text:span></text:span><text:span text:style-name="Source_20_Text"><text:span text:style-name="T4">: </text:span></text:span></text:p>
            </text:list-item>
            <text:list-item>
              <text:p text:style-name="P5"><text:span text:style-name="Source_20_Text"><text:span text:style-name="T3">Behavioural objec</text:span></text:span><text:span text:style-name="Source_20_Text"><text:span text:style-name="T5">t</text:span></text:span><text:span text:style-name="Source_20_Text"><text:span text:style-name="T3">s</text:span></text:span><text:span text:style-name="Source_20_Text"><text:span text:style-name="T4">: </text:span></text:span></text:p>
            </text:list-item>
          </text:list>
        </text:list-item>
        <text:list-item>
          <text:p text:style-name="P3"><text:span text:style-name="Source_20_Text"><text:span text:style-name="T20">refining with hierarchy</text:span></text:span></text:p>
          <text:p text:style-name="P6"><text:span text:style-name="Source_20_Text"><text:span text:style-name="T6">NA</text:span></text:span></text:p>
        </text:list-item>
        <text:list-item>
          <text:p text:style-name="P3"><text:span text:style-name="Source_20_Text"><text:span text:style-name="T20">identifying interactions among objects</text:span></text:span></text:p>
          <text:list>
            <text:list-item>
              <text:p text:style-name="P7"><text:span text:style-name="Source_20_Text"><text:span text:style-name="T7"/></text:span></text:p>
            </text:list-item>
          </text:list>
        </text:list-item>
        <text:list-item>
          <text:p text:style-name="P3"><text:span text:style-name="Source_20_Text"><text:span text:style-name="T20">identifying attributes </text:span></text:span><text:span text:style-name="Source_20_Text"><text:span text:style-name="T21">and methods of class and create class diagram</text:span></text:span></text:p>
          <text:p text:style-name="P3"><text:span text:style-name="Source_20_Text"><text:span text:style-name="T1"/></text:span></text:p>
        </text:list-item>
        <text:list-item>
          <text:p text:style-name="P8"><text:span text:style-name="Source_20_Text"><text:span text:style-name="T22">implement the class diagram : </text:span></text:span><text:span text:style-name="Source_20_Text"><text:span text:style-name="T24">LLD_SnakeLadder</text:span></text:span></text:p>
          <text:p text:style-name="P9"><text:span text:style-name="Source_20_Text"><text:span text:style-name="T9">https://github.com/priyadarshi608/Rubbish/tree/master/SnakeLadder</text:span></text:span></text:p>
        </text:list-item>
        <text:list-item>
          <text:p text:style-name="P3"><text:span text:style-name="Source_20_Text"><text:span text:style-name="T23">Follow up questions:</text:span></text:span></text:p>
          <text:list>
            <text:list-item>
              <text:p text:style-name="P10"><text:span text:style-name="Source_20_Text"><text:span text:style-name="T8"/></text:span></text:p>
            </text:list-item>
          </text:list>
        </text:list-item>
        <text:list-item>
          <text:p text:style-name="P3"><text:span text:style-name="Source_20_Text"><text:span text:style-name="T2">a</text:span></text:span></text:p>
        </text:list-item>
      </text:list>
      <text:p text:style-name="P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21T19:22:31.193454764</dc:date>
    <meta:editing-duration>P24DT5H40M51S</meta:editing-duration>
    <meta:editing-cycles>1683</meta:editing-cycles>
    <meta:document-statistic meta:table-count="0" meta:image-count="0" meta:object-count="0" meta:page-count="1" meta:paragraph-count="27" meta:word-count="253" meta:character-count="1478" meta:non-whitespace-character-count="1271"/>
  </office:meta>
</office:document-meta>
</file>